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MonL" svg:font-family="NimbusMon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American Typewriter" svg:font-family="'American Typewriter'" style:font-family-generic="modern"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line-height="150%"/>
      <style:text-properties style:font-name="Times New Roman" fo:font-size="12pt" style:font-size-asian="12pt" style:font-size-complex="12pt"/>
    </style:style>
    <style:style style:name="P2" style:family="paragraph" style:parent-style-name="Preformatted_20_Text">
      <style:paragraph-properties fo:line-height="150%"/>
      <style:text-properties style:font-name="Times New Roman" fo:font-size="12pt" style:font-size-asian="12pt" style:font-size-complex="12pt"/>
    </style:style>
    <style:style style:name="P3" style:family="paragraph" style:parent-style-name="Preformatted_20_Text" style:list-style-name="L1">
      <style:paragraph-properties fo:line-height="150%"/>
      <style:text-properties style:font-name="Times New Roman" fo:font-size="12pt" style:font-size-asian="12pt" style:font-size-complex="12pt"/>
    </style:style>
    <style:style style:name="P4" style:family="paragraph" style:parent-style-name="Preformatted_20_Text" style:list-style-name="L2">
      <style:paragraph-properties fo:line-height="150%"/>
      <style:text-properties style:font-name="Times New Roman" fo:font-size="12pt" style:font-size-asian="12pt" style:font-size-complex="12pt"/>
    </style:style>
    <style:style style:name="P5" style:family="paragraph" style:parent-style-name="Preformatted_20_Text">
      <style:paragraph-properties fo:line-height="150%"/>
      <style:text-properties style:font-name="Courier New" fo:font-size="10pt" style:font-size-asian="10pt" style:font-size-complex="10pt"/>
    </style:style>
    <style:style style:name="P6" style:family="paragraph" style:parent-style-name="Preformatted_20_Text">
      <style:paragraph-properties fo:margin-left="1.4772in" fo:margin-right="0in" fo:line-height="150%" fo:text-indent="0in" style:auto-text-indent="false"/>
      <style:text-properties style:font-name="Courier New" fo:font-size="10pt" style:font-size-asian="10pt" style:font-size-complex="10pt"/>
    </style:style>
    <style:style style:name="P7" style:family="paragraph" style:parent-style-name="Preformatted_20_Text">
      <style:paragraph-properties fo:margin-left="1.4772in" fo:margin-right="0in" fo:line-height="150%" fo:text-indent="0in" style:auto-text-indent="false"/>
      <style:text-properties style:font-name="Times New Roman" fo:font-size="10pt" style:font-size-asian="10pt" style:font-size-complex="10pt"/>
    </style:style>
    <style:style style:name="P8" style:family="paragraph" style:parent-style-name="Standard">
      <style:paragraph-properties fo:margin-left="1.4772in" fo:margin-right="0in" fo:text-indent="0in" style:auto-text-indent="false"/>
      <style:text-properties style:font-name="Courier New" fo:font-size="10pt" style:font-size-asian="10pt" style:font-size-complex="10pt"/>
    </style:style>
    <style:style style:name="T1" style:family="text">
      <style:text-properties fo:background-color="#ffff00"/>
    </style:style>
    <style:style style:name="T2" style:family="text">
      <style:text-properties style:font-name="Courier New"/>
    </style:style>
    <style:style style:name="T3" style:family="text">
      <style:text-properties style:font-name="Courier New" fo:font-size="11pt" style:font-size-asian="11pt" style:font-size-complex="11pt"/>
    </style:style>
    <style:style style:name="T4" style:family="text">
      <style:text-properties style:font-name="Courier New"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ters Thesis Proposal</text:p>
      <text:p text:style-name="P1">Thomas Logan</text:p>
      <text:p text:style-name="P1"/>
      <text:p text:style-name="P1"><text:tab/>The goal of this masters thesis is to the develop formal proofs of useful properties of the communication topologies in Concurrent ML[?]. <text:s/>We will build on Reppy's and Xiao's static analysis algorithm[?] for computing sound approximations of communication topologies. <text:s/>The main contributions of our work will be formal and mechanically verified proofs of a static analysis derived from Reppy's and Xiao's algorithm. <text:s/>We will define a small-step operational semantics for Concurrent ML that and a constraint-based static analysis that describes all possible communications with varying precision. <text:s/>We will prove that our analysis is sound with respect to the semantics. <text:s/>Our semantics, analysis, propositions, proofs, and theorems will use Isabelle/HOL[?] as the formal language of reasoning. <text:s/>The proofs will be mechanically checked with Isabelle[?].</text:p>
      <text:p text:style-name="P1"><text:tab/>Concurrent programming languages provide linguistic features to specify any evaluation order between atomic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expressions to be nondeterministic or unrestricted. <text:s/>If it's not necessary for tasks to be ordered in a precise way, then it may be better that the program to allow arbitrary timing and let a scheduler find an execution order based on runtime conditions and policies of fairness. <text:s/>A common use case for concurrent languages is GUI programming, in which the program has to process various requests while remaining responsive to subsequent user inputs and continually providing the user with the latest information it has processed.</text:p>
      <text:p text:style-name="P1"><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s created using the <text:span text:style-name="T2">spawn</text:span> primitive.</text:p>
      <text:p text:style-name="P1"/>
      <text:p text:style-name="P7"><text:span text:style-name="T4">type</text:span><text:span text:style-name="T2"> thread_id</text:span></text:p>
      <text:p text:style-name="P6"><text:span text:style-name="T5">val</text:span> spawn<text:span text:style-name="T6">: </text:span>(unit <text:span text:style-name="T6">-&gt;</text:span> unit) -&gt; thread_id</text:p>
      <text:p text:style-name="P1"><text:soft-page-break/></text:p>
      <text:p text:style-name="P1">Processes communicate by having shared access to a common channel. <text:s/>A channel can be used to either send data or receive data. <text:s/></text:p>
      <text:p text:style-name="P1"/>
      <text:p text:style-name="P6"><text:span text:style-name="T5">type</text:span> 'a chan</text:p>
      <text:p text:style-name="P6"><text:span text:style-name="T5">val</text:span> recv: 'a chan -&gt; 'a</text:p>
      <text:p text:style-name="P6"><text:span text:style-name="T5">val</text:span> send: ('a chan * 'a) -&gt; unit</text:p>
      <text:p text:style-name="P1"/>
      <text:p text:style-name="P1">A given channel can have any arbitrary number of processes sending or receiving data on it over the course of the program's execution. <text:s/>A simple example derived from one used by Reppy and Xiao illustrates these essential features of Concurrent ML.</text:p>
      <text:p text:style-name="P5"><text:span text:style-name="T3"/></text:p>
      <text:p text:style-name="P8"><text:span text:style-name="T5">datatype</text:span> serv = <text:span text:style-name="T6">S</text:span> <text:span text:style-name="T5">of</text:span><text:span text:style-name="T6"> (int * int chan) chan </text:span></text:p>
      <text:p text:style-name="P8"><text:span text:style-name="T6"/></text:p>
      <text:p text:style-name="P8"><text:span text:style-name="T5">fun</text:span><text:span text:style-name="T6"> mkServer () </text:span>= <text:span text:style-name="T5">let</text:span> </text:p>
      <text:p text:style-name="P8"><text:span text:style-name="T5"><text:s text:c="2"/>val</text:span> reqCh = channel()</text:p>
      <text:p text:style-name="P8"><text:span text:style-name="T5"><text:s text:c="2"/>fun</text:span> loop state = <text:span text:style-name="T5">let</text:span></text:p>
      <text:p text:style-name="P8"><text:span text:style-name="T5"><text:s text:c="4"/>val </text:span>(v, replCh) = recv reqCh</text:p>
      <text:p text:style-name="P8"><text:s text:c="4"/><text:span text:style-name="T5">val</text:span> x = state * v</text:p>
      <text:p text:style-name="P8"><text:span text:style-name="T5"><text:s text:c="2"/>in</text:span> </text:p>
      <text:p text:style-name="P8"><text:s text:c="4"/>send(replCh, x);</text:p>
      <text:p text:style-name="P8"><text:s text:c="4"/>loop (rem (state + 1, 7)) </text:p>
      <text:p text:style-name="P8"><text:span text:style-name="T5"><text:s text:c="2"/>end</text:span> <text:s text:c="3"/></text:p>
      <text:p text:style-name="P8"><text:span text:style-name="T5">in</text:span></text:p>
      <text:p text:style-name="P8"><text:span text:style-name="T5"><text:s text:c="2"/></text:span>spawn (<text:span text:style-name="T5">fn</text:span> () =&gt; loop 0);</text:p>
      <text:p text:style-name="P8"><text:s text:c="2"/>S reqCh</text:p>
      <text:p text:style-name="P8"><text:span text:style-name="T5">end</text:span> </text:p>
      <text:p text:style-name="P8"/>
      <text:p text:style-name="P8"><text:span text:style-name="T5">fun</text:span> call (server, v) = <text:span text:style-name="T5">let</text:span> </text:p>
      <text:p text:style-name="P8"><text:s text:c="2"/><text:span text:style-name="T5">val</text:span> S reqCh = server</text:p>
      <text:p text:style-name="P8"><text:span text:style-name="T5"><text:s text:c="2"/>val</text:span> replCh = channel </text:p>
      <text:p text:style-name="P8"><text:span text:style-name="T5">in</text:span> </text:p>
      <text:p text:style-name="P8"><text:s text:c="2"/>send (reqCh, (v, replCh));</text:p>
      <text:p text:style-name="P8"><text:s text:c="2"/>recv replCh </text:p>
      <text:p text:style-name="P8"><text:span text:style-name="T5">end</text:span></text:p>
      <text:p text:style-name="P1"><text:tab/></text:p>
      <text:p text:style-name="P1"><text:span text:style-name="T7">The function </text:span><text:span text:style-name="T2">mkServer</text:span><text:span text:style-name="T7"> </text:span>creates a new server. <text:s/>It creates a new channel <text:span text:style-name="T2">reqCh</text:span>, from which the server will receive requests. <text:s/>The sever behavior is defined by the infinite loop <text:span text:style-name="T2">loop</text:span><text:span text:style-name="T7">, which takes a number as the state of the iteration</text:span>. <text:s/>The server waits for a request on <text:span text:style-name="T2">reqCh</text:span>. <text:s/>It expects the request to be composed of a number and a channel <text:span text:style-name="T2">replCh</text:span>, through which to reply. <text:s/>It multiplies the request's number <text:span text:style-name="T2">v</text:span> with the <text:span text:style-name="T2">state</text:span> and sends the new value back to the client through <text:span text:style-name="T2">replCh</text:span> by calling <text:span text:style-name="T2">send(replCh, x)</text:span>. <text:s/>It initiates the next iteration of the loop by calling <text:span text:style-name="T2">loop</text:span><text:span text:style-name="T7"> with</text:span> a new state. <text:s/>The server is started in a new process by calling <text:s/><text:span text:style-name="T2">spawn (</text:span><text:span text:style-name="T4">fn</text:span><text:span text:style-name="T2"> () =&gt; loop 0)</text:span><text:span text:style-name="T7">. <text:s text:c="2"/>A handle to the new </text:span><text:soft-page-break/><text:span text:style-name="T7">server is returned as </text:span><text:span text:style-name="T2">reqCh</text:span><text:span text:style-name="T7"> wrapped in the constructor </text:span><text:span text:style-name="T2">S</text:span><text:span text:style-name="T7">. <text:s/>The function </text:span><text:span text:style-name="T2">call</text:span><text:span text:style-name="T7"> makes a request to a server </text:span><text:span text:style-name="T2">server</text:span><text:span text:style-name="T7"> with a number </text:span><text:span text:style-name="T2">v</text:span><text:span text:style-name="T7"> and returns the number from the server's reply. <text:s/>It extracts the request channel </text:span><text:span text:style-name="T2">reqCh</text:span><text:span text:style-name="T7"> from the server and creates a new channel </text:span><text:span text:style-name="T2">replCh</text:span><text:span text:style-name="T7">, from which the client will receive replies. <text:s/>It makes a request to the server with the number </text:span><text:span text:style-name="T2">v</text:span><text:span text:style-name="T7"> and the reply channel </text:span><text:span text:style-name="T2">replCh</text:span><text:span text:style-name="T7"> by calling </text:span><text:span text:style-name="T2">send (reqCh, (v, replCh))</text:span><text:span text:style-name="T7">. <text:s/>Then it receives the reply with the new number by calling </text:span><text:span text:style-name="T2">recv replCh</text:span><text:span text:style-name="T7">.</text:span></text:p>
      <text:p text:style-name="P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doesn't need to consider states where other processes are also trying to communicate on the same channel, since the course-grain interleaving ensures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1"><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distinct channels depending on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and sends data only once.</text:p>
      <text:p text:style-name="P1"><text:tab/>A static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text:soft-page-break/>operational semantics of the program. The analysis is computable iff there exists an algorithm that determines all the values described by the analysis on any input program.</text:p>
      <text:p text:style-name="P1"/>
      <text:p text:style-name="P1"><text:tab/>Our static analysis, which we derive from Reppy's and Xiao's algorithm, will describe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1"/>
      <text:p text:style-name="P1"><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text:tab/>The algorithm proceeds in multiple steps that produce intermediate data structures, used for efficient lookup in the subsequent steps. <text:s/>It starts with a control-flow analysis that results in mappings from names or variables to abstract values, for functions, channels and other values. <text:s/>Relying on information from the mappings to abstract (or approximate) values, it constructs a control-flow graph that indicates the possible paths of execution via function application, channel communication, and process spawning. <text:s/>Using the control-flow graph, the algorithm then performs data-flow analysis in order to determine a mapping from program points to all possible control paths leading into the respective program points. <text:s/>The algorithm determines the program points for sends and receives per channel variable, using the mappings to abstract values. <text:s/>Then it uses the mapping to control paths to determine all control paths that send or receive on each channel, from which it classifies channels as one-shot, fan-out, and so on.</text:p>
      <text:p text:style-name="P1"><text:tab/>Reppy and Xiao informally prove soundness of their analysis by showing that their analysis claims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text:soft-page-break/>control paths, since it can only describe processes in terms of statically available information. <text:s/>Thus, in order to describe the relationship between the processes of static analysis and the operational semantics, the operational semantics is defined as stepping <text:s/>between sets of control paths paired with terms. <text:s/>Divergent control paths are added whenever a new process is spawned.</text:p>
      <text:p text:style-name="P1"/>
      <text:p text:style-name="P1"><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Additionally, to aid the scrutiny of the adequacy, we will express our definitions and propositions with the fewest number of structures, judgements, inferences rules, and axioms necessary. <text:s/>Efficiency of computation will be ignored in favor of verification. <text:s/>We will not rely on intermediate map or graph structures, which Reppy and Xiao used for efficient computation. <text:s/>In order to relate our analysis to the operational semantics, we will borrow Reppy's and Xiao's strategy of stepping between sets of control paths tied to terms.</text:p>
      <text:p text:style-name="P1">(* introduce constraint-based in terms of Neilson/Neilson work*)</text:p>
      <text:p text:style-name="P1"><text:tab/><text:span text:style-name="T1">A constraint-based control-flow analysis of System F by Fluet offers insight into how we might develop our analysis of communication topologies of Concurrent ML</text:span>. <text:s/>The System F under analysis is restricted to a form that requires every abstraction and application to be bound to a variable. <text:s/>The restricted grammar allows the operational semantics to be defined not by stepping from a term to a simpler term, but instead by stepping from a term to a new term with a context for looking up previous terms via their binding variables. <text:s/>By avoiding simplification of terms in the operational semantics, it is possible to relate the abstract (approximate) values of the control-flow analysis to the values produced by the operational semantics, which in turn is relied on to prove flow soundness. <text:span text:style-name="T1"><text:s/>Fluet also demonstrates that the constraint-based control-flow analysis is computable via interpretation as a regular-tree grammar, which can be decided by an algorithm</text:span>.</text:p>
      <text:p text:style-name="P1"><text:tab/>The communication topology analysis by Reppy and Xiao, and the control-flow analysis by Fluet both demonstrate the importance of maintaining static information through the steps in operational semantics for the purpose of proving soundness. <text:s/>In this thesis work, we are interested in communication soundness, rather than flow soundness. <text:s/>Nevertheless, it may be useful to keep the static term information around and prove additional soundness theorems for debugging purposes, and to ensure adequacy of the theorems we prove successfully. <text:s/>Thus, we will incorporate the restricted grammar and the environment based semantics into this work. <text:s/>Additionally, the restricted grammar melds nicely with the control path semantics from Reppy and Xiao. <text:s/>Instead of defining additional <text:soft-page-break/>syntax for program points of primitive operations, we can simply use the required variables of the restricted grammar to identify program points, and control paths will simply be sequences of variables.</text:p>
      <text:p text:style-name="P1"><text:tab/></text:p>
      <text:p text:style-name="P1"/>
      <text:p text:style-name="P1"/>
      <text:p text:style-name="P1"/>
      <text:p text:style-name="P1"/>
      <text:p text:style-name="P1"/>
      <text:p text:style-name="P1"/>
      <text:p text:style-name="P1">****Logics in proof assistants by Paulson, Harrison, Gordon, Klein, Leroy, Chlipala etc****</text:p>
      <text:list xml:id="list6844653102217817017" text:style-name="L1">
        <text:list-item>
          <text:p text:style-name="P3">competing systems: </text:p>
          <text:list>
            <text:list-item>
              <text:p text:style-name="P3">dependent vs simple</text:p>
            </text:list-item>
            <text:list-item>
              <text:p text:style-name="P3">CoC vs HOL</text:p>
            </text:list-item>
            <text:list-item>
              <text:p text:style-name="P3">proofs as terms vs proofs as meta-terms</text:p>
            </text:list-item>
            <text:list-item>
              <text:p text:style-name="P3">props/sets as types vs props/sets as terms</text:p>
            </text:list-item>
            <text:list-item>
              <text:p text:style-name="P3">types as terms vs types distinct from terms</text:p>
            </text:list-item>
            <text:list-item>
              <text:p text:style-name="P3">programming with dependent types: </text:p>
              <text:list>
                <text:list-item>
                  <text:p text:style-name="P3"><text:a xlink:type="simple" xlink:href="http://adam.chlipala.net/cpdt/cpdt.pdf" text:style-name="Internet_20_link" text:visited-style-name="Visited_20_Internet_20_Link">http://adam.chlipala.net/cpdt/cpdt.pdf</text:a></text:p>
                </text:list-item>
              </text:list>
            </text:list-item>
            <text:list-item>
              <text:p text:style-name="P3">simple theory of types: </text:p>
              <text:list>
                <text:list-item>
                  <text:p text:style-name="P3"><text:a xlink:type="simple" xlink:href="http://www.cl.cam.ac.uk/techreports/UCAM-CL-TR-175.pdf" text:style-name="Internet_20_link" text:visited-style-name="Visited_20_Internet_20_Link">http://www.cl.cam.ac.uk/techreports/UCAM-CL-TR-175.pdf</text:a></text:p>
                </text:list-item>
              </text:list>
            </text:list-item>
          </text:list>
        </text:list-item>
      </text:list>
      <text:p text:style-name="P1">****How this work relates to logics in proof assistants****</text:p>
      <text:p text:style-name="P1">****Future work****</text:p>
      <text:list xml:id="list8222941281014366252" text:style-name="L2">
        <text:list-item>
          <text:p text:style-name="P4">extend analysis to include events and choose combinator</text:p>
        </text:list-item>
        <text:list-item>
          <text:p text:style-name="P4">extend analysis to include sequence (TE) and pair (reagents) combinators.</text:p>
        </text:list-item>
        <text:list-item>
          <text:p text:style-name="P4">Implement topology recognition algorithm in MLton.</text:p>
        </text:list-item>
        <text:list-item>
          <text:p text:style-name="P4">Implement parallel processes in MLton. </text:p>
        </text:list-item>
        <text:list-item>
          <text:p text:style-name="P4">Implement specialized communication in MLton.</text:p>
        </text:list-item>
        <text:list-item>
          <text:p text:style-name="P4">Collect and analyze empirical data on communication overhead in MLton.</text:p>
        </text:list-item>
        <text:list-item>
          <text:p text:style-name="P4">Develop algorithm that dynamically finds optimal grouping of processes on available processo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MonL" svg:font-family="NimbusMon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American Typewriter" svg:font-family="'American Typewriter'" style:font-family-generic="modern"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25T11:01:11</dc:date>
    <dc:creator>Thomas Logan</dc:creator>
    <meta:generator>OpenOffice/4.1.3$Unix OpenOffice.org_project/413m1$Build-9783</meta:generator>
    <meta:editing-duration>P12DT7H35S</meta:editing-duration>
    <meta:editing-cycles>94</meta:editing-cycles>
    <meta:document-statistic meta:table-count="0" meta:image-count="0" meta:object-count="0" meta:page-count="6" meta:paragraph-count="67" meta:word-count="2212" meta:character-count="14175"/>
  </office:meta>
</office:document-meta>
</file>